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635cm" fo:padding="0cm" fo:border="none" style:writing-mode="lr-tb"/>
    </style:style>
    <style:style style:name="P2" style:family="paragraph" style:parent-style-name="Standard" style:list-style-name="L10">
      <style:paragraph-properties fo:margin-top="0cm" fo:margin-bottom="0cm" style:line-height-at-least="0.635cm" fo:padding="0cm" fo:border="none" style:writing-mode="lr-tb"/>
    </style:style>
    <style:style style:name="P3" style:family="paragraph" style:parent-style-name="Standard" style:list-style-name="L10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top="0cm" fo:margin-bottom="0cm" fo:line-height="115%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Standard">
      <style:paragraph-properties fo:margin-top="0cm" fo:margin-bottom="0cm" fo:line-height="115%" fo:break-before="auto" fo:break-after="auto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Standard" style:list-style-name="">
      <style:paragraph-properties fo:margin-top="0cm" fo:margin-bottom="0cm" fo:line-height="115%" fo:background-color="transparent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Standard" style:list-style-name="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</style:style>
    <style:style style:name="P8" style:family="paragraph" style:parent-style-name="Standard" style:list-style-name="L20">
      <style:paragraph-properties fo:line-height="115%" fo:background-color="transparent" fo:padding="0cm" fo:border="none" style:writing-mode="lr-tb">
        <style:background-image/>
      </style:paragraph-properties>
    </style:style>
    <style:style style:name="P9" style:family="paragraph" style:parent-style-name="Heading_20_5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P10" style:family="paragraph" style:parent-style-name="Heading_20_4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style:text-blinking="false"/>
    </style:style>
    <style:style style:name="P11" style:family="paragraph" style:parent-style-name="Heading_20_4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2" style:family="paragraph" style:parent-style-name="Heading_20_2">
      <style:paragraph-properties fo:margin-left="0cm" fo:margin-right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13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Georgia" fo:font-size="18pt" fo:letter-spacing="normal" fo:font-style="italic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Heading_20_2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</style:style>
    <style:style style:name="P17" style:family="paragraph" style:parent-style-name="Frame_20_contents">
      <style:text-properties style:font-name="Myriad Pro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style:line-height-at-least="0.635cm" fo:padding="0cm" fo:border="none"/>
    </style:style>
    <style:style style:name="P19" style:family="paragraph" style:parent-style-name="Text_20_body" style:list-style-name="L8">
      <style:paragraph-properties fo:margin-top="0cm" fo:margin-bottom="0cm" style:line-height-at-least="0.635cm" fo:padding="0cm" fo:border="none"/>
    </style:style>
    <style:style style:name="P20" style:family="paragraph" style:parent-style-name="Text_20_body" style:list-style-name="L21">
      <style:paragraph-properties fo:margin-top="0cm" fo:margin-bottom="0cm" style:line-height-at-least="0.635cm" fo:padding="0cm" fo:border="none"/>
    </style:style>
    <style:style style:name="P21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2" style:family="paragraph" style:parent-style-name="Text_20_body" style:list-style-name="L17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3" style:family="paragraph" style:parent-style-name="Text_20_body" style:list-style-name="L18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4" style:family="paragraph" style:parent-style-name="Text_20_body" style:list-style-name="L19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5" style:family="paragraph" style:parent-style-name="Text_20_body" style:list-style-name="L21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6" style:family="paragraph" style:parent-style-name="Text_20_body" style:list-style-name="L22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7" style:family="paragraph" style:parent-style-name="Text_20_body" style:list-style-name="L25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8" style:family="paragraph" style:parent-style-name="Text_20_body" style:list-style-name="L19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25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1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top="0cm" fo:margin-bottom="0cm" style:line-height-at-least="0.635cm" fo:padding="0cm" fo:border="none"/>
      <style:text-properties fo:color="#000000" style:font-name="Georgia"/>
    </style:style>
    <style:style style:name="P33" style:family="paragraph" style:parent-style-name="Text_20_body" style:list-style-name="L17">
      <style:paragraph-properties fo:margin-top="0cm" fo:margin-bottom="0cm" style:line-height-at-least="0.635cm" fo:padding="0cm" fo:border="none"/>
      <style:text-properties fo:color="#000000" style:font-name="Georgia"/>
    </style:style>
    <style:style style:name="P34" style:family="paragraph" style:parent-style-name="Text_20_body" style:list-style-name="L8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5" style:family="paragraph" style:parent-style-name="Text_20_body" style:list-style-name="L8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6" style:family="paragraph" style:parent-style-name="Text_20_body" style:list-style-name="L9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 style:list-style-name="L10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 style:list-style-name="L19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8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 style:list-style-name="L9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 style:list-style-name="L9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3" style:family="paragraph" style:parent-style-name="Text_20_body" style:list-style-name="L10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45" style:family="paragraph" style:parent-style-name="Text_20_body" style:list-style-name="L9">
      <style:paragraph-properties fo:margin-top="0cm" fo:margin-bottom="0cm" fo:line-height="114%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6" style:family="paragraph" style:parent-style-name="Text_20_body" style:list-style-name="L8">
      <style:paragraph-properties fo:margin-top="0cm" fo:margin-bottom="0cm" fo:line-height="114%" fo:padding="0cm" fo:border="none" style:writing-mode="lr-tb"/>
    </style:style>
    <style:style style:name="P47" style:family="paragraph" style:parent-style-name="Text_20_body" style:list-style-name="L9">
      <style:paragraph-properties fo:margin-top="0cm" fo:margin-bottom="0cm" fo:line-height="114%" fo:padding="0cm" fo:border="none" style:writing-mode="lr-tb"/>
    </style:style>
    <style:style style:name="P48" style:family="paragraph" style:parent-style-name="Text_20_body" style:list-style-name="L22">
      <style:paragraph-properties fo:margin-top="0cm" fo:margin-bottom="0cm" fo:line-height="114%" fo:padding="0cm" fo:border="none" style:writing-mode="lr-tb"/>
    </style:style>
    <style:style style:name="P49" style:family="paragraph" style:parent-style-name="Text_20_body">
      <style:paragraph-properties fo:margin-top="0cm" fo:margin-bottom="0cm" style:line-height-at-least="0.635cm" fo:padding="0cm" fo:border="none" style:writing-mode="lr-tb"/>
    </style:style>
    <style:style style:name="P50" style:family="paragraph" style:parent-style-name="Text_20_body" style:list-style-name="L8">
      <style:paragraph-properties fo:margin-top="0cm" fo:margin-bottom="0cm" style:line-height-at-least="0.635cm" fo:padding="0cm" fo:border="none" style:writing-mode="lr-tb"/>
    </style:style>
    <style:style style:name="P51" style:family="paragraph" style:parent-style-name="Text_20_body" style:list-style-name="L9">
      <style:paragraph-properties fo:margin-top="0cm" fo:margin-bottom="0cm" style:line-height-at-least="0.635cm" fo:padding="0cm" fo:border="none" style:writing-mode="lr-tb"/>
    </style:style>
    <style:style style:name="P52" style:family="paragraph" style:parent-style-name="Text_20_body" style:list-style-name="L10">
      <style:paragraph-properties fo:margin-top="0cm" fo:margin-bottom="0cm" style:line-height-at-least="0.635cm" fo:padding="0cm" fo:border="none" style:writing-mode="lr-tb"/>
    </style:style>
    <style:style style:name="P53" style:family="paragraph" style:parent-style-name="Text_20_body" style:list-style-name="L22">
      <style:paragraph-properties fo:margin-top="0cm" fo:margin-bottom="0cm" style:line-height-at-least="0.635cm" fo:padding="0cm" fo:border="none" style:writing-mode="lr-tb"/>
    </style:style>
    <style:style style:name="P54" style:family="paragraph" style:parent-style-name="Text_20_body" style:list-style-name="L8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8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6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style-complex="italic"/>
    </style:style>
    <style:style style:name="P6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6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3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4" style:family="paragraph" style:parent-style-name="Text_20_body" style:list-style-name="L1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5" style:family="paragraph" style:parent-style-name="Text_20_body" style:list-style-name="L13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6" style:family="paragraph" style:parent-style-name="Text_20_body" style:list-style-name="L14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7" style:family="paragraph" style:parent-style-name="Text_20_body" style:list-style-name="L15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8" style:family="paragraph" style:parent-style-name="Text_20_body" style:list-style-name="L16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7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7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7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7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font-name="Times New Roman1" fo:font-size="12pt" fo:font-style="normal" fo:font-weight="normal"/>
    </style:style>
    <style:style style:name="T3" style:family="text">
      <style:text-properties fo:color="#000000" fo:background-color="transparent"/>
    </style:style>
    <style:style style:name="T4" style:family="text">
      <style:text-properties fo:color="#000000" fo:background-color="transparent" style:font-size-asian="12pt" style:font-style-asian="italic" style:font-size-complex="12pt" style:font-style-complex="italic"/>
    </style:style>
    <style:style style:name="T5" style:family="text">
      <style:text-properties fo:color="#000000" fo:font-weight="normal" fo:background-color="transparent" style:font-weight-asian="normal" style:font-weight-complex="normal"/>
    </style:style>
    <style:style style:name="T6" style:family="text">
      <style:text-properties fo:color="#000000" style:font-style-asian="italic" style:font-style-complex="italic"/>
    </style:style>
    <style:style style:name="T7" style:family="text">
      <style:text-properties fo:color="#000000" style:font-name="Georgia"/>
    </style:style>
    <style:style style:name="T8" style:family="text">
      <style:text-properties fo:color="#000000" style:font-name="Georgia" fo:background-color="transparent" style:font-size-asian="12pt" style:font-style-asian="italic" style:font-size-complex="12pt" style:font-style-complex="italic"/>
    </style:style>
    <style:style style:name="T9" style:family="text">
      <style:text-properties fo:color="#000000" style:font-name="Georgia" fo:language="en" fo:country="US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10" style:family="text">
      <style:text-properties fo:color="#000000" style:font-name="Georgia" fo:language="en" fo:country="US" fo:font-style="italic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11" style:family="text">
      <style:text-properties fo:color="#000000" style:font-name="Georgia" style:font-style-asian="italic" style:font-style-complex="italic"/>
    </style:style>
    <style:style style:name="T12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font-name="Times New Roman1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font-name="Times New Roman1" style:text-underline-style="none" fo:font-weight="normal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text-line-through-style="none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17" style:family="text">
      <style:text-properties style:text-line-through-style="none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18" style:family="text">
      <style:text-properties style:text-line-through-style="none" fo:language="en" fo:country="US" style:text-underline-style="none" fo:font-weight="bold" style:text-blinking="false" fo:background-color="transparent" style:font-size-asian="12pt" style:language-asian="en" style:country-asian="US" style:font-style-asian="italic" style:font-weight-asian="bold" style:font-name-complex="Georgia" style:font-size-complex="12pt" style:font-style-complex="italic" style:font-weight-complex="bold"/>
    </style:style>
    <style:style style:name="T19" style:family="text">
      <style:text-properties style:text-line-through-style="none" fo:language="en" fo:country="US" fo:font-style="italic" style:text-underline-style="none" fo:font-weight="normal" style:text-blinking="false" fo:background-color="transparent" style:font-size-asian="12pt" style:language-asian="en" style:country-asian="US" style:font-style-asian="italic" style:font-weight-asian="normal" style:font-name-complex="Georgia" style:font-size-complex="12pt" style:font-style-complex="italic" style:font-weight-complex="normal"/>
    </style:style>
    <style:style style:name="T20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2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font-name="Georgia" fo:letter-spacing="normal" style:text-underline-style="non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T39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style:text-blinking="false"/>
    </style:style>
    <style:style style:name="T41" style:family="text"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T42" style:family="text">
      <style:text-properties fo:font-variant="normal" fo:text-transform="none" fo:color="#333333" style:text-line-through-style="none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000080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T44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46" style:family="text">
      <style:text-properties fo:color="#666666" style:font-name="Times New Roman1" fo:font-style="italic" fo:background-color="transparent"/>
    </style:style>
    <style:style style:name="T47" style:family="text">
      <style:text-properties fo:color="#666666" fo:font-size="13pt" fo:background-color="transparent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background-color="transparent"/>
    </style:style>
    <style:style style:name="T5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style-asian="italic" style:font-style-complex="italic"/>
    </style:style>
    <style:style style:name="T53" style:family="text">
      <style:text-properties style:font-name="Times New Roman1" style:font-style-asian="normal" style:font-weight-asian="bold" style:font-style-complex="normal" style:font-weight-complex="bold"/>
    </style:style>
    <style:style style:name="T54" style:family="text">
      <style:text-properties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55" style:family="text">
      <style:text-properties fo:color="#333333" style:font-name="Times New Roman1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56" style:family="text">
      <style:text-properties fo:color="#333333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57" style:family="text">
      <style:text-properties fo:color="#1155cc"/>
    </style:style>
    <style:style style:name="T58" style:family="text">
      <style:text-properties fo:color="#1155cc" style:text-underline-style="solid" style:text-underline-width="auto" style:text-underline-color="font-color"/>
    </style:style>
    <style:style style:name="T59" style:family="text">
      <style:text-properties fo:color="#4c4c4c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0"><text:bookmark-start text:name="h.1vd8zt6jzrh9"/><text:span text:style-name="T41">TF</text:span><text:bookmark-end text:name="h.1vd8zt6jzrh9"/><text:span text:style-name="T41"> </text:span><text:a xlink:type="simple" xlink:href="../../../../../../../AF">AF</text:a><text:a xlink:type="simple" xlink:href="../User%20Cases_real.odt#heading=h.epdiykctdjot"> 1.0 Huvudscenarios</text:a></text:h>
      <text:h text:style-name="P7" text:outline-level="10"><text:span text:style-name="T43">I detta testfall är målet att undersöka så att:</text:span></text:h>
      <text:list xml:id="list42618678" text:style-name="L20">
        <text:list-item>
          <text:h text:style-name="P8" text:outline-level="10"><text:span text:style-name="T43">Medlemmar/användare kan skapa nya konton, logga in och visa / ändra sina uppgifter.</text:span></text:h>
        </text:list-item>
        <text:list-item>
          <text:h text:style-name="P8" text:outline-level="10"><text:span text:style-name="T43">Admin kan logga in och lägga till båtplats på medlemmar. </text:span></text:h>
        </text:list-item>
        <text:list-item>
          <text:h text:style-name="P8" text:outline-level="10"><text:span text:style-name="T43">Kassören kan logga in och checka av att medlem har betalat medlemsavgift.</text:span></text:h>
        </text:list-item>
      </text:list>
      <text:p text:style-name="P44"/>
      <text:h text:style-name="P13" text:outline-level="2">Förkrav</text:h>
      <text:list xml:id="list40216984" text:style-name="L2">
        <text:list-header>
          <text:p text:style-name="P63">Gå till <text:a xlink:type="simple" xlink:href="http://www.dengladepiraten.se/medlem">www.dengladepiraten.se/medlem</text:a> (som tar dig till login för medlemssidorna)<text:line-break/>Tillgång till gmail med följande inloggning: <text:s/><text:a xlink:type="simple" xlink:href="mailto:testfallmedlem@gmail.com">testfallmedlem@gmail.com</text:a> <text:s text:c="3"/>lösen: testfallmedlem</text:p>
        </text:list-header>
      </text:list>
      <text:p text:style-name="P57"/>
      <text:h text:style-name="P13" text:outline-level="2">Efterkrav </text:h>
      <text:p text:style-name="P5">Gör en extrakoll att alla test i denna fil har blivit utförda med resultat nedskrivna</text:p>
      <text:p text:style-name="P4">Se till att ett nytt returärende med id 1_2 läggs till i databasen. </text:p>
      <text:h text:style-name="P6" text:outline-level="10"><text:span text:style-name="T43"/></text:h>
      <text:h text:style-name="P12" text:outline-level="2"><text:span text:style-name="T41">Scenario</text:span></text:h>
      <text:p text:style-name="P61"><text:span text:style-name="T12">TF 1.1 </text:span><text:span text:style-name="T17">Huvudscenario som medlem/ny medlem <text:s text:c="2"/>- SKAPA KONTO</text:span></text:p>
      <text:list xml:id="list41634609" text:style-name="L17">
        <text:list-item>
          <text:p text:style-name="P22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2"><text:span text:style-name="T8">Skapa nytt konto finns att välja som alternativ. </text:span></text:p>
        </text:list-item>
        <text:list-item>
          <text:p text:style-name="P22"><text:span text:style-name="T8">Klicka på ”Skapa nytt konto” .</text:span></text:p>
        </text:list-item>
        <text:list-item>
          <text:p text:style-name="P22"><text:span text:style-name="T8">Ett formulär presenteras där man kan fylla i ” Förnamn” ”Efternamn” ”Önskat användarnamn” , ” Önskat Lösenord” , ”Mailadess” samt två radiobuttons med alternativen ”Jag är medlem sedan innan” och ”Jag önskar att bli medlem” .</text:span></text:p>
        </text:list-item>
        <text:list-item>
          <text:p text:style-name="P22"><text:span text:style-name="T8">Fyll i formuläret med följande uppgifter: <text:line-break/>Förnamn = <text:s/>”Anders” <text:tab/> Efternamn = ”Persson” <text:line-break/>Användarnamn = ”AndersP” <text:tab/>Lösenord =”segla123” <text:line-break/>Mailadress = ”testfallmedlem@gmail.com”<text:line-break/>Radiobutton = ”Jag är medlem sedan innan”. </text:span></text:p>
        </text:list-item>
        <text:list-item>
          <text:p text:style-name="P22"><text:span text:style-name="T8">Ett bekräftelsemeddelande visas där det står liknande” Ett mail har skickats till din epostadress – var vänlig klicka bekräftelse-länken som finns i mailet”</text:span></text:p>
        </text:list-item>
        <text:list-item>
          <text:p text:style-name="P33"><text:span text:style-name="T44">Logga in på gmailkontot ”</text:span><text:span text:style-name="T54">testfallmedlem@gmail.com” (se förkrav)</text:span></text:p>
        </text:list-item>
        <text:list-item>
          <text:p text:style-name="P33"><text:span text:style-name="T54">Ett mail ska ha landat i inboxen, klicka på bekräftelse-länken i mailet. </text:span></text:p>
        </text:list-item>
        <text:list-item>
          <text:p text:style-name="P33"><text:span text:style-name="T54">Du kommer till en undersida på dengladepiraten.se där det står liknande </text:span></text:p>
          <text:p text:style-name="P33"><text:span text:style-name="T54">”Du har nu registrerats som medlem hoss oss och kan logga in på medlemssidorna med dina inloggningsuppgifter”.</text:span></text:p>
        </text:list-item>
      </text:list>
      <text:p text:style-name="P32"><text:span text:style-name="T54"/></text:p>
      <text:p text:style-name="P32"><text:span text:style-name="T54"/></text:p>
      <text:p text:style-name="P32"><text:span text:style-name="T54"/></text:p>
      <text:p text:style-name="P61"><text:soft-page-break/><text:span text:style-name="T18">TF 1.2 </text:span><text:span text:style-name="T19">Huvudscenario som medlem/ny medlem <text:s text:c="2"/>- AUT. SOM MEDLEM</text:span></text:p>
      <text:list xml:id="list42467362" text:style-name="L18">
        <text:list-item>
          <text:p text:style-name="P23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3"><text:span text:style-name="T8">Inloggninsformulär presenteras</text:span></text:p>
        </text:list-item>
        <text:list-item>
          <text:p text:style-name="P23"><text:span text:style-name="T8">Användarnamn: AndersP, Lösenord: segla123</text:span></text:p>
        </text:list-item>
        <text:list-item>
          <text:p text:style-name="P23"><text:span text:style-name="T8">Lyckad inloggning som medlem</text:span></text:p>
          <text:p text:style-name="P23"><text:span text:style-name="T8"/></text:p>
        </text:list-item>
      </text:list>
      <text:p text:style-name="P18"><text:span text:style-name="T59">3</text:span>a <text:tab/><text:span text:style-name="T33">Logga in med användarnamn: Andes Lösenord:segla123</text:span></text:p>
      <text:p text:style-name="P21"><text:span text:style-name="T8"><text:tab/>1. Ett fellmedelande visas och ber dig fylla i uppgifterna igen <text:line-break/><text:tab/>2. Logga in med användarnamn: AndersP <text:s text:c="2"/>Lösenord:segla15<text:line-break/><text:tab/>3. Ett fellmedelande visas och ber dig fylla i uppgifterna igen</text:span></text:p>
      <text:p text:style-name="P21"><text:span text:style-name="T8"/></text:p>
      <text:p text:style-name="P61"><text:span text:style-name="T18">TF 1.3 </text:span><text:span text:style-name="T19">Huvudscenario som medlem/ny medlem <text:s text:c="2"/>- ÄNDRING AV UPPGIFTER</text:span></text:p>
      <text:list xml:id="list42632464" text:style-name="L21">
        <text:list-item>
          <text:p text:style-name="P25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5"><text:span text:style-name="T8">Logga in med användarnamn: AndersP <text:s text:c="2"/>Lösenord:segla123</text:span></text:p>
        </text:list-item>
        <text:list-item>
          <text:p text:style-name="P25"><text:span text:style-name="T8">Klicka på ”Mitt konto” <text:s/>→ ”Ändra mina uppgifter”. </text:span></text:p>
        </text:list-item>
        <text:list-item>
          <text:p text:style-name="P25"><text:span text:style-name="T8">Ett formulär med alla uppgifter finns listade, och man kan ändra och redigera i dessa. </text:span></text:p>
        </text:list-item>
        <text:list-item>
          <text:p text:style-name="P25"><text:span text:style-name="T8">Ändra efternamn till ” Vikström” , lägg till adress i fältet för adress.<text:line-break/>” Vikevägen 24, 728 23 Gubbängen”. Klicka på spara. </text:span></text:p>
        </text:list-item>
        <text:list-item>
          <text:p text:style-name="P20"><text:span text:style-name="T33">Uppgifterna har ändrats till de nya.</text:span></text:p>
        </text:list-item>
      </text:list>
      <text:h text:style-name="P11" text:outline-level="4"><text:span text:style-name="T40"/></text:h>
      <text:p text:style-name="P61"><text:span text:style-name="T18">TF 1.4 </text:span><text:span text:style-name="T19">Huvudscenario som admin <text:s text:c="2"/>- AUT. SOM ADMIN</text:span></text:p>
      <text:list xml:id="list42505250" text:style-name="L19">
        <text:list-item>
          <text:p text:style-name="P24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4"><text:span text:style-name="T8">Inloggninsformulär presenteras</text:span></text:p>
        </text:list-item>
        <text:list-item>
          <text:p text:style-name="P24"><text:span text:style-name="T8">Användarnamn: admin, Lösenord: nimda</text:span></text:p>
        </text:list-item>
        <text:list-item>
          <text:p text:style-name="P24"><text:span text:style-name="T8">Lyckad inloggning som admin</text:span></text:p>
        </text:list-item>
      </text:list>
      <text:h text:style-name="P10" text:outline-level="4"/>
      <text:p text:style-name="P61"><text:span text:style-name="T18">TF 1.5 </text:span><text:span text:style-name="T19">Huvudscenario som admin <text:s text:c="2"/>- ANGE BÅTPLATS</text:span></text:p>
      <text:list xml:id="list20223792" text:style-name="L22">
        <text:list-item>
          <text:p text:style-name="P26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6"><text:span text:style-name="T8">Logga in med användarnamn: admin, Lösenord: nimda</text:span></text:p>
        </text:list-item>
        <text:list-item>
          <text:p text:style-name="P26"><text:span text:style-name="T8">I sökfältet, skriv ”Anders” </text:span></text:p>
        </text:list-item>
        <text:list-item>
          <text:p text:style-name="P26"><text:span text:style-name="T8">Sökresultat visar Anders Persson</text:span></text:p>
        </text:list-item>
        <text:list-item>
          <text:p text:style-name="P26"><text:span text:style-name="T8">Klicka på Anders Persson</text:span></text:p>
        </text:list-item>
        <text:list-item>
          <text:p text:style-name="P26"><text:span text:style-name="T8">Anders profil visas och det går att läsa hans kontaktuppgifter samt hur många båtar </text:span></text:p>
          <text:p text:style-name="P26"><text:span text:style-name="T8">han äger. </text:span></text:p>
        </text:list-item>
        <text:list-item>
          <text:p text:style-name="P26"><text:span text:style-name="T8">I fältet ”Båtplats” skriv in ”5A” och klicka på spara.</text:span></text:p>
        </text:list-item>
        <text:list-item>
          <text:p text:style-name="P26"><text:span text:style-name="T8">Båtplats har uppdaterats till 5A. </text:span></text:p>
        </text:list-item>
      </text:list>
      <text:p text:style-name="P31"/>
      <text:p text:style-name="P31"/>
      <text:p text:style-name="P31"/>
      <text:p text:style-name="P61"><text:soft-page-break/><text:span text:style-name="T18">TF 1.6 </text:span><text:span text:style-name="T19">Huvudscenario som kassör <text:s text:c="2"/>- AUT. SOM KASSÖR</text:span></text:p>
      <text:list xml:id="list22276354" text:continue-list="list42505250" text:style-name="L19">
        <text:list-item>
          <text:p text:style-name="P24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4"><text:span text:style-name="T8">Inloggninsformulär presenteras</text:span></text:p>
        </text:list-item>
        <text:list-item>
          <text:p text:style-name="P24"><text:span text:style-name="T8">Användarnamn: paymaster, Lösenord: kassa321</text:span></text:p>
        </text:list-item>
        <text:list-item>
          <text:p text:style-name="P28"><text:span text:style-name="T11">Lyckad inloggning som kassör</text:span></text:p>
          <text:p text:style-name="P28"><text:span text:style-name="T11"/></text:p>
        </text:list-item>
      </text:list>
      <text:p text:style-name="P61"><text:span text:style-name="T18">TF 1.7 <text:s/></text:span><text:span text:style-name="T19">Huvudscenario som kassör <text:s text:c="2"/>- BOCKA AV BETALD MEDLEMSAVGIFT</text:span></text:p>
      <text:list xml:id="list22219108" text:style-name="L25">
        <text:list-item>
          <text:p text:style-name="P27"><text:span text:style-name="T8">Gå till </text:span><text:a xlink:type="simple" xlink:href="http://www.dengladepiraten.se/medlem">www.dengladepiraten.se/medlem</text:a><text:span text:style-name="T8"> </text:span></text:p>
        </text:list-item>
        <text:list-item>
          <text:p text:style-name="P27"><text:span text:style-name="T8">Logga in med användarnamn: paymaster, Lösenord: kassa321</text:span></text:p>
        </text:list-item>
        <text:list-item>
          <text:p text:style-name="P29"><text:span text:style-name="T11">I sökfältet, skriv ”Anders”.</text:span></text:p>
        </text:list-item>
        <text:list-item>
          <text:p text:style-name="P29"><text:span text:style-name="T11">Sökresultat visar Anders Persson</text:span></text:p>
        </text:list-item>
        <text:list-item>
          <text:p text:style-name="P29"><text:span text:style-name="T11">Klicka på Anders Persson</text:span></text:p>
        </text:list-item>
        <text:list-item>
          <text:p text:style-name="P27"><text:span text:style-name="T8">Anders profil visas och det går att läsa hans kontaktuppgifter samt om medlemsavgiften har status obetald.</text:span></text:p>
        </text:list-item>
        <text:list-item>
          <text:p text:style-name="P27"><text:span text:style-name="T8">Ändra status till betald och tryck på spara. </text:span></text:p>
        </text:list-item>
        <text:list-item>
          <text:p text:style-name="P27"><text:span text:style-name="T8">Status har ändrats från obetald till betald. </text:span>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_20__28_user_29_" style:display-name="Numbering Symbols (user)" style:family="text">
      <style:text-properties fo:font-size="12pt" fo:language="en" fo:country="US" fo:font-weight="bold" style:language-asian="en" style:country-asian="US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1T21:09:44.29</meta:creation-date>
    <dc:date>2014-01-02T02:13:09.54</dc:date>
    <meta:editing-duration>PT5H2M</meta:editing-duration>
    <meta:editing-cycles>155</meta:editing-cycles>
    <meta:generator>OpenOffice.org/3.3$Win32 OpenOffice.org_project/330m20$Build-9567</meta:generator>
    <meta:document-statistic meta:table-count="0" meta:image-count="0" meta:object-count="0" meta:page-count="3" meta:paragraph-count="65" meta:word-count="621" meta:character-count="3931"/>
  </office:meta>
</office:document-meta>
</file>